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FA000002FC4806C721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3060b"/>
    </style:style>
    <style:style style:name="P2" style:family="paragraph" style:parent-style-name="Standard">
      <style:paragraph-properties fo:break-before="page"/>
      <style:text-properties officeooo:paragraph-rsid="0003060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<draw:frame draw:style-name="fr2" draw:name="Object1" text:anchor-type="paragraph" svg:width="5.3339in" svg:height="7.2583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><draw:frame draw:style-name="fr1" draw:name="graphics1" text:anchor-type="paragraph" svg:width="2.6043in" svg:height="7.9583in" draw:z-index="1"><draw:image xlink:href="Pictures/10000000000000FA000002FC4806C721.png" xlink:type="simple" xlink:show="embed" xlink:actuate="onLoad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niel Bercht</meta:initial-creator>
    <meta:creation-date>2011-10-02T17:39:42</meta:creation-date>
    <meta:document-statistic meta:table-count="0" meta:image-count="1" meta:object-count="1" meta:page-count="1" meta:paragraph-count="0" meta:word-count="0" meta:character-count="0"/>
    <dc:date>2011-10-02T17:52:15</dc:date>
    <dc:creator>Daniel Bercht</dc:creator>
    <meta:editing-duration>PT00H12M33S</meta:editing-duration>
    <meta:editing-cycles>1</meta:editing-cycles>
    <meta:generator>OpenOffice.org/3.2$Linux OpenOffice.org_project/320m19$Build-950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398in" fo:break-before="auto" style:use-optimal-row-height="true"/>
    </style:style>
    <style:style style:name="ro3" style:family="table-row">
      <style:table-row-properties style:row-height="0.1807in" fo:break-before="auto" style:use-optimal-row-height="true"/>
    </style:style>
    <style:style style:name="ro4" style:family="table-row">
      <style:table-row-properties style:row-height="0.6465in" fo:break-before="auto" style:use-optimal-row-height="true"/>
    </style:style>
    <style:style style:name="ro5" style:family="table-row">
      <style:table-row-properties style:row-height="0.5429in" fo:break-before="auto" style:use-optimal-row-height="true"/>
    </style:style>
    <style:style style:name="ro6" style:family="table-row">
      <style:table-row-properties style:row-height="0.3362in" fo:break-before="auto" style:use-optimal-row-height="true"/>
    </style:style>
    <style:style style:name="ro7" style:family="table-row">
      <style:table-row-properties style:row-height="0.8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ce1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>
            <text:p> Muscle</text:p>
          </table:table-cell>
          <table:table-cell office:value-type="string">
            <text:p>Origin </text:p>
          </table:table-cell>
          <table:table-cell office:value-type="string">
            <text:p>Insertion </text:p>
          </table:table-cell>
          <table:table-cell office:value-type="string">
            <text:p>Action </text:p>
          </table:table-cell>
          <table:table-cell table:style-name="ce1" office:value-type="string">
            <text:p>Notes </text:p>
          </table:table-cell>
          <table:table-cell office:value-type="string">
            <text:p>Reference</text:p>
          </table:table-cell>
        </table:table-row>
        <table:table-row table:style-name="ro2">
          <table:table-cell office:value-type="string">
            <text:p>Extensor digitorum</text:p>
          </table:table-cell>
          <table:table-cell office:value-type="string">
            <text:p>Common extensor tendon from lateral epicondyle of humerus</text:p>
          </table:table-cell>
          <table:table-cell office:value-type="string">
            <text:p>Dorsal surface of middle and distal phalanges 2-5  </text:p>
            <text:p>( four fingers)</text:p>
          </table:table-cell>
          <table:table-cell office:value-type="string">
            <text:p>Extends four fingers, assists in extension of the wrist</text:p>
          </table:table-cell>
          <table:table-cell office:value-type="string">
            <text:p> </text:p>
          </table:table-cell>
          <table:table-cell office:value-type="string">
            <text:p>Image</text:p>
          </table:table-cell>
        </table:table-row>
        <table:table-row table:style-name="ro3">
          <table:table-cell office:value-type="string">
            <text:p>Pronator quadratus</text:p>
          </table:table-cell>
          <table:table-cell table:style-name="ce2" office:value-type="string">
            <text:p> </text:p>
          </table:table-cell>
          <table:table-cell table:style-name="ce2" office:value-type="string">
            <text:p> </text:p>
          </table:table-cell>
          <table:table-cell table:style-name="ce2" office:value-type="string">
            <text:p> </text:p>
          </table:table-cell>
          <table:table-cell office:value-type="string">
            <text:p> </text:p>
          </table:table-cell>
          <table:table-cell office:value-type="string">
            <text:p>Image</text:p>
          </table:table-cell>
        </table:table-row>
        <table:table-row table:style-name="ro4">
          <table:table-cell office:value-type="string">
            <text:p>Palmaris longus</text:p>
          </table:table-cell>
          <table:table-cell office:value-type="string">
            <text:p>Medial epicondyle of humerus</text:p>
          </table:table-cell>
          <table:table-cell office:value-type="string">
            <text:p>Palmar aponeurosis</text:p>
          </table:table-cell>
          <table:table-cell office:value-type="string">
            <text:p>Flexion of hand and wrist</text:p>
          </table:table-cell>
          <table:table-cell table:style-name="ce1" office:value-type="string">
            <text:p>Flex wrist against resistance to find tendon. </text:p>
            <text:p>May be absent in one or both sides in some people.</text:p>
          </table:table-cell>
          <table:table-cell office:value-type="string">
            <text:p>Image</text:p>
          </table:table-cell>
        </table:table-row>
        <table:table-row table:style-name="ro5">
          <table:table-cell office:value-type="string">
            <text:p>Flexor digitorum superficialis</text:p>
          </table:table-cell>
          <table:table-cell office:value-type="string">
            <text:p>Medial epicondyle of humerus, coronoid process of ulna, proximal radius</text:p>
          </table:table-cell>
          <table:table-cell office:value-type="string">
            <text:p>Four tendons into the middle phalanges of fingers 2-5, palmar surface</text:p>
          </table:table-cell>
          <table:table-cell office:value-type="string">
            <text:p>Flexes the middle and proximal phalanges of fingers 2-5, flexion of the wrist and forearm.</text:p>
          </table:table-cell>
          <table:table-cell table:style-name="ce1" office:value-type="string">
            <text:p>Median nerve and ulnar artery are under origin</text:p>
          </table:table-cell>
          <table:table-cell office:value-type="string">
            <text:p>Image</text:p>
          </table:table-cell>
        </table:table-row>
        <table:table-row table:style-name="ro2">
          <table:table-cell office:value-type="string">
            <text:p>Flexor carpi radialis</text:p>
          </table:table-cell>
          <table:table-cell office:value-type="string">
            <text:p>Medial epicondyle of humerus</text:p>
          </table:table-cell>
          <table:table-cell office:value-type="string">
            <text:p>Base of 2nd to base of 3rd metacarpal bone</text:p>
          </table:table-cell>
          <table:table-cell office:value-type="string">
            <text:p>Flexes and abducts the wrist, pronation of the forearm and flexion of the elbow</text:p>
          </table:table-cell>
          <table:table-cell office:value-type="string">
            <text:p> </text:p>
          </table:table-cell>
          <table:table-cell office:value-type="string">
            <text:p>Image</text:p>
          </table:table-cell>
        </table:table-row>
        <table:table-row table:style-name="ro5">
          <table:table-cell office:value-type="string">
            <text:p>Flexor carpi ulnaris</text:p>
          </table:table-cell>
          <table:table-cell office:value-type="string">
            <text:p>Medial epicondyle of humerus, medial olecranon and proximal posterior ulna</text:p>
          </table:table-cell>
          <table:table-cell office:value-type="string">
            <text:p>Pisiform bone </text:p>
          </table:table-cell>
          <table:table-cell office:value-type="string">
            <text:p>Flexes and adducts the wrist and flexes the elbow</text:p>
          </table:table-cell>
          <table:table-cell office:value-type="string">
            <text:p> </text:p>
          </table:table-cell>
          <table:table-cell office:value-type="string">
            <text:p>Image</text:p>
          </table:table-cell>
        </table:table-row>
        <table:table-row table:style-name="ro6">
          <table:table-cell office:value-type="string">
            <text:p>Extensor carpi radialis longus</text:p>
          </table:table-cell>
          <table:table-cell office:value-type="string">
            <text:p>Lateral supracondylar ridge of humerus</text:p>
          </table:table-cell>
          <table:table-cell office:value-type="string">
            <text:p>Base of 2nd metacarpal bone dorsal side</text:p>
          </table:table-cell>
          <table:table-cell office:value-type="string">
            <text:p>Extends and abducts the wrist, flexes the elbow</text:p>
          </table:table-cell>
          <table:table-cell office:value-type="string">
            <text:p> </text:p>
          </table:table-cell>
          <table:table-cell office:value-type="string">
            <text:p>Image</text:p>
          </table:table-cell>
        </table:table-row>
        <table:table-row table:style-name="ro6">
          <table:table-cell office:value-type="string">
            <text:p>Extensor carpi radialis brevis</text:p>
          </table:table-cell>
          <table:table-cell office:value-type="string">
            <text:p>Lateral epicondyle of humerus</text:p>
          </table:table-cell>
          <table:table-cell office:value-type="string">
            <text:p>Dorsal surface of base of 3rd metacarpal bone</text:p>
          </table:table-cell>
          <table:table-cell office:value-type="string">
            <text:p>Extends and assists in abduction of the wrist</text:p>
          </table:table-cell>
          <table:table-cell office:value-type="string">
            <text:p> </text:p>
          </table:table-cell>
          <table:table-cell office:value-type="string">
            <text:p>Image</text:p>
          </table:table-cell>
        </table:table-row>
        <table:table-row table:style-name="ro4">
          <table:table-cell office:value-type="string">
            <text:p>Extensor carpi ulnaris</text:p>
          </table:table-cell>
          <table:table-cell office:value-type="string">
            <text:p>Lateral epicondyle of humerus, posterior border of ulna</text:p>
          </table:table-cell>
          <table:table-cell office:value-type="string">
            <text:p>Base of 5th metacarpal bone, ulnar side</text:p>
          </table:table-cell>
          <table:table-cell office:value-type="string">
            <text:p>Extends and adducts the wrist</text:p>
          </table:table-cell>
          <table:table-cell table:style-name="ce1" office:value-type="string">
            <text:p>Tendon runs through a groove between the head of the ulna and the styloid process of ulna</text:p>
          </table:table-cell>
          <table:table-cell office:value-type="string">
            <text:p>Image</text:p>
          </table:table-cell>
        </table:table-row>
        <table:table-row table:style-name="ro7">
          <table:table-cell office:value-type="string">
            <text:p>Flexor digitorum profundus</text:p>
          </table:table-cell>
          <table:table-cell office:value-type="string">
            <text:p>Anterior and medial surfaces of proximal ¾ of ulna</text:p>
          </table:table-cell>
          <table:table-cell office:value-type="string">
            <text:p>Four tendons into bases of distal phalanges on anterior surface</text:p>
          </table:table-cell>
          <table:table-cell office:value-type="string">
            <text:p>Flexes distal interphalangeal joints of four fingers, flexes proximal interphalageal and metacarpopphalangeal joints</text:p>
          </table:table-cell>
          <table:table-cell office:value-type="string">
            <text:p> </text:p>
          </table:table-cell>
          <table:table-cell office:value-type="string">
            <text:p>Image</text:p>
          </table:table-cell>
        </table:table-row>
        <table:table-row table:style-name="ro6">
          <table:table-cell office:value-type="string">
            <text:p>Flexor pollicus longus</text:p>
          </table:table-cell>
          <table:table-cell office:value-type="string">
            <text:p>Anterior surface of radius, deep to flexors</text:p>
          </table:table-cell>
          <table:table-cell office:value-type="string">
            <text:p>Distal phalange of thumb</text:p>
          </table:table-cell>
          <table:table-cell office:value-type="string">
            <text:p>Flexes thumb</text:p>
          </table:table-cell>
          <table:table-cell office:value-type="string">
            <text:p> </text:p>
          </table:table-cell>
          <table:table-cell office:value-type="string">
            <text:p>Image</text:p>
          </table:table-cell>
        </table:table-row>
        <table:table-row table:style-name="ro6">
          <table:table-cell office:value-type="string">
            <text:p>Supinator</text:p>
          </table:table-cell>
          <table:table-cell office:value-type="string">
            <text:p>Lateral epicondyle of humerus, posterior ulna</text:p>
          </table:table-cell>
          <table:table-cell office:value-type="string">
            <text:p>Proximal anterior shaft of humerus</text:p>
          </table:table-cell>
          <table:table-cell office:value-type="string">
            <text:p>Supinates forearm</text:p>
          </table:table-cell>
          <table:table-cell office:value-type="string">
            <text:p> </text:p>
          </table:table-cell>
          <table:table-cell office:value-type="string">
            <text:p>Image</text:p>
          </table:table-cell>
        </table:table-row>
        <table:table-row table:style-name="ro2">
          <table:table-cell office:value-type="string">
            <text:p>Extensor pollicus longus and brevis</text:p>
          </table:table-cell>
          <table:table-cell office:value-type="string">
            <text:p>Posterior surface of radius and ulna, deep to extensors</text:p>
          </table:table-cell>
          <table:table-cell office:value-type="string">
            <text:p>Brevis –proximal phalange of thumb </text:p>
            <text:p>Longus- distal phalange of thumb</text:p>
          </table:table-cell>
          <table:table-cell office:value-type="string">
            <text:p>Extends the thumb</text:p>
          </table:table-cell>
          <table:table-cell office:value-type="string">
            <text:p> </text:p>
          </table:table-cell>
          <table:table-cell office:value-type="string">
            <text:p>Image</text:p>
          </table:table-cell>
        </table:table-row>
        <table:table-row table:style-name="ro7">
          <table:table-cell office:value-type="string">
            <text:p>Opponens pollicis</text:p>
          </table:table-cell>
          <table:table-cell office:value-type="string">
            <text:p>Palmar retinaculum, trapezium</text:p>
          </table:table-cell>
          <table:table-cell office:value-type="string">
            <text:p>1st metacarpal anterior surface</text:p>
          </table:table-cell>
          <table:table-cell office:value-type="string">
            <text:p>Opposition of thumb to each digit. </text:p>
            <text:p>Rotates 1st metacarpal so the thumbnail faces the ceiling when the hand is resting palm up.</text:p>
          </table:table-cell>
          <table:table-cell office:value-type="string">
            <text:p> </text:p>
          </table:table-cell>
          <table:table-cell office:value-type="string">
            <text:p>Image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2">10/02/2011</text:date>, <text:time>17:52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